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166e"/>
    </style:style>
    <style:style style:name="P2" style:family="paragraph" style:parent-style-name="Text_20_body">
      <style:text-properties officeooo:rsid="0026c1d0" officeooo:paragraph-rsid="0026c1d0"/>
    </style:style>
    <style:style style:name="P3" style:family="paragraph" style:parent-style-name="Text_20_body">
      <style:text-properties officeooo:rsid="00285767" officeooo:paragraph-rsid="00285767"/>
    </style:style>
    <style:style style:name="P4" style:family="paragraph" style:parent-style-name="Text_20_body">
      <style:text-properties fo:font-style="italic" officeooo:rsid="00285767" officeooo:paragraph-rsid="00285767" style:font-style-asian="italic" style:font-style-complex="italic"/>
    </style:style>
    <style:style style:name="P5" style:family="paragraph" style:parent-style-name="Heading_20_1">
      <style:text-properties officeooo:rsid="001e166e" officeooo:paragraph-rsid="001e166e"/>
    </style:style>
    <style:style style:name="P6" style:family="paragraph" style:parent-style-name="Heading_20_2">
      <style:text-properties officeooo:rsid="001f07ad" officeooo:paragraph-rsid="001f07ad"/>
    </style:style>
    <style:style style:name="P7" style:family="paragraph" style:parent-style-name="Heading_20_2">
      <style:text-properties officeooo:rsid="002605a5" officeooo:paragraph-rsid="002605a5"/>
    </style:style>
    <style:style style:name="P8" style:family="paragraph">
      <style:paragraph-properties fo:text-align="center"/>
    </style:style>
    <style:style style:name="P9" style:family="paragraph">
      <loext:graphic-properties draw:fill-color="#a3238e"/>
      <style:paragraph-properties fo:text-align="center"/>
    </style:style>
    <style:style style:name="P10" style:family="paragraph">
      <loext:graphic-properties draw:fill-color="#72bf44"/>
      <style:paragraph-properties fo:text-align="center"/>
    </style:style>
    <style:style style:name="P11" style:family="paragraph">
      <loext:graphic-properties draw:fill-color="#f58220"/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1.826cm" fo:min-width="3.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5c2d91" draw:fill-color="#a3238e" draw:textarea-horizontal-align="justify" draw:textarea-vertical-align="middle" draw:auto-grow-height="false" fo:min-height="1.852cm" fo:min-width="3.4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5c2d91" draw:fill-color="#a3238e" draw:textarea-horizontal-align="justify" draw:textarea-vertical-align="middle" draw:auto-grow-height="false" fo:min-height="1.826cm" fo:min-width="3.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579835" draw:fill-color="#72bf44" draw:textarea-horizontal-align="justify" draw:textarea-vertical-align="middle" draw:auto-grow-height="false" fo:min-height="1.826cm" fo:min-width="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718cm" fo:min-width="3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f58220" draw:fill-color="#f58220" draw:textarea-horizontal-align="justify" draw:textarea-vertical-align="middle" draw:auto-grow-height="false" fo:min-height="1.826cm" fo:min-width="3.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Architecture</text:h>
      <text:h text:style-name="P6" text:outline-level="2">Communication</text:h>
      <text:p text:style-name="P1"/>
      <text:p text:style-name="P1"><draw:custom-shape text:anchor-type="paragraph" draw:z-index="0" draw:name="Shape1" draw:style-name="gr1" svg:width="3.361cm" svg:height="1.826cm" svg:x="10.458cm" svg:y="2.558cm"><text:p text:style-name="P8">Gunicorn</text:p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9" svg:width="3.467cm" svg:height="1.853cm" svg:x="14.982cm" svg:y="2.487cm"><text:p text:style-name="P8">Django app</text:p><draw:enhanced-geometry svg:viewBox="0 0 21600 21600" draw:type="rectangle" draw:enhanced-path="M 0 0 L 21600 0 21600 21600 0 21600 0 0 Z N"/></draw:custom-shape><draw:custom-shape text:anchor-type="paragraph" draw:z-index="2" draw:name="Shape1" draw:style-name="gr1" draw:text-style-name="P8" svg:width="3.361cm" svg:height="1.826cm" svg:x="5.96cm" svg:y="2.584cm"><text:p text:style-name="P8">Nginx</text:p><draw:enhanced-geometry svg:viewBox="0 0 21600 21600" draw:type="rectangle" draw:enhanced-path="M 0 0 L 21600 0 21600 21600 0 21600 0 0 Z N"/></draw:custom-shape><draw:custom-shape text:anchor-type="paragraph" draw:z-index="3" draw:name="Shape1" draw:style-name="gr3" draw:text-style-name="P9" svg:width="3.361cm" svg:height="1.826cm" svg:x="15.115cm" svg:y="10.855cm"><text:p text:style-name="P8">pythonsolar</text:p><draw:enhanced-geometry svg:viewBox="0 0 21600 21600" draw:type="rectangle" draw:enhanced-path="M 0 0 L 21600 0 21600 21600 0 21600 0 0 Z N"/></draw:custom-shape><draw:custom-shape text:anchor-type="paragraph" draw:z-index="4" draw:name="Shape3" draw:style-name="gr4" draw:text-style-name="P10" svg:width="3.001cm" svg:height="1.826cm" svg:x="20.301cm" svg:y="10.892cm"><text:p text:style-name="P8">Inverter</text:p><draw:enhanced-geometry svg:viewBox="0 0 21600 21600" draw:type="rectangle" draw:enhanced-path="M 0 0 L 21600 0 21600 21600 0 21600 0 0 Z N"/></draw:custom-shape><draw:line text:anchor-type="paragraph" draw:z-index="5" draw:name="Shape4" draw:style-name="gr5" draw:text-style-name="P8" svg:x1="18.475cm" svg:y1="11.686cm" svg:x2="20.301cm" svg:y2="11.686cm"><text:p/></draw:line><draw:custom-shape text:anchor-type="paragraph" draw:z-index="6" draw:name="Shape1" draw:style-name="gr1" draw:text-style-name="P8" svg:width="3.361cm" svg:height="1.826cm" svg:x="15.115cm" svg:y="7.982cm"><text:p text:style-name="P8">Influx DB</text:p><draw:enhanced-geometry svg:viewBox="0 0 21600 21600" draw:type="rectangle" draw:enhanced-path="M 0 0 L 21600 0 21600 21600 0 21600 0 0 Z N"/></draw:custom-shape><draw:custom-shape text:anchor-type="paragraph" draw:z-index="7" draw:name="Shape1" draw:style-name="gr1" draw:text-style-name="P8" svg:width="3.361cm" svg:height="1.826cm" svg:x="15.062cm" svg:y="5.098cm"><text:p text:style-name="P8">Grafana</text:p><draw:enhanced-geometry svg:viewBox="0 0 21600 21600" draw:type="rectangle" draw:enhanced-path="M 0 0 L 21600 0 21600 21600 0 21600 0 0 Z N"/></draw:custom-shape><draw:line text:anchor-type="paragraph" draw:z-index="8" draw:name="Shape5" draw:style-name="gr6" draw:text-style-name="P8" svg:x1="16.702cm" svg:y1="10.855cm" svg:x2="16.728cm" svg:y2="9.807cm"><text:p/></draw:line><draw:line text:anchor-type="paragraph" draw:z-index="9" draw:name="Shape4" draw:style-name="gr5" draw:text-style-name="P8" svg:x1="16.782cm" svg:y1="7.981cm" svg:x2="16.782cm" svg:y2="6.923cm"><text:p/></draw:line><draw:custom-shape text:anchor-type="paragraph" draw:z-index="10" draw:name="Shape6" draw:style-name="gr7" svg:width="3.043cm" svg:height="1.719cm" svg:x="20.311cm" svg:y="5.23cm"><text:p text:style-name="P8">Redis</text:p><draw:enhanced-geometry svg:viewBox="0 0 21600 21600" draw:type="rectangle" draw:enhanced-path="M 0 0 L 21600 0 21600 21600 0 21600 0 0 Z N"/></draw:custom-shape><draw:custom-shape text:anchor-type="paragraph" draw:z-index="11" draw:name="Shape6" draw:style-name="gr7" draw:text-style-name="P8" svg:width="3.043cm" svg:height="1.719cm" svg:x="20.285cm" svg:y="2.584cm"><text:p text:style-name="P8">Postgres</text:p><draw:enhanced-geometry svg:viewBox="0 0 21600 21600" draw:type="rectangle" draw:enhanced-path="M 0 0 L 21600 0 21600 21600 0 21600 0 0 Z N"/></draw:custom-shape><draw:line text:anchor-type="paragraph" draw:z-index="12" draw:name="Shape4" draw:style-name="gr5" draw:text-style-name="P8" svg:x1="18.449cm" svg:y1="3.51cm" svg:x2="20.275cm" svg:y2="3.51cm"><text:p/></draw:line><draw:custom-shape text:anchor-type="paragraph" draw:z-index="13" draw:name="Shape6" draw:style-name="gr7" draw:text-style-name="P8" svg:width="3.043cm" svg:height="1.719cm" svg:x="20.258cm" svg:y="7.982cm"><text:p text:style-name="P8">Celery</text:p><draw:enhanced-geometry svg:viewBox="0 0 21600 21600" draw:type="rectangle" draw:enhanced-path="M 0 0 L 21600 0 21600 21600 0 21600 0 0 Z N"/></draw:custom-shape><draw:line text:anchor-type="paragraph" draw:z-index="14" draw:name="Shape4" draw:style-name="gr5" draw:text-style-name="P8" svg:x1="18.475cm" svg:y1="10.855cm" svg:x2="20.258cm" svg:y2="9.7cm"><text:p/></draw:line><draw:line text:anchor-type="paragraph" draw:z-index="15" draw:name="Shape4" draw:style-name="gr5" draw:text-style-name="P8" svg:x1="21.862cm" svg:y1="6.948cm" svg:x2="21.873cm" svg:y2="7.982cm"><text:p/></draw:line><draw:line text:anchor-type="paragraph" draw:z-index="16" draw:name="Shape4" draw:style-name="gr5" draw:text-style-name="P8" svg:x1="18.449cm" svg:y1="4.339cm" svg:x2="20.312cm" svg:y2="5.23cm"><text:p/></draw:line><draw:custom-shape text:anchor-type="paragraph" draw:z-index="17" draw:name="Shape1" draw:style-name="gr8" draw:text-style-name="P11" svg:width="3.361cm" svg:height="1.826cm" svg:x="1.145cm" svg:y="2.637cm"><text:p text:style-name="P8">Remote.it</text:p><draw:enhanced-geometry svg:viewBox="0 0 21600 21600" draw:type="rectangle" draw:enhanced-path="M 0 0 L 21600 0 21600 21600 0 21600 0 0 Z N"/></draw:custom-shape><draw:line text:anchor-type="paragraph" draw:z-index="18" draw:name="Shape4" draw:style-name="gr5" draw:text-style-name="P8" svg:x1="4.505cm" svg:y1="3.51cm" svg:x2="5.96cm" svg:y2="3.51cm"><text:p/></draw:line><draw:line text:anchor-type="paragraph" draw:z-index="19" draw:name="Shape4" draw:style-name="gr5" draw:text-style-name="P8" svg:x1="13.818cm" svg:y1="3.457cm" svg:x2="14.982cm" svg:y2="3.457cm"><text:p/></draw:line><draw:line text:anchor-type="paragraph" draw:z-index="20" draw:name="Shape4" draw:style-name="gr5" draw:text-style-name="P8" svg:x1="9.32cm" svg:y1="3.51cm" svg:x2="10.458cm" svg:y2="3.51cm"><text:p/></draw:line><draw:line text:anchor-type="paragraph" draw:z-index="21" draw:name="Shape4" draw:style-name="gr5" draw:text-style-name="P8" svg:x1="9.215cm" svg:y1="4.383cm" svg:x2="15.062cm" svg:y2="5.794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7" text:outline-level="2"><text:soft-page-break/>Exposing Grafana and Django through Nginx</text:h>
      <text:p text:style-name="P2">Using upstream as explained here? <text:a xlink:type="simple" xlink:href="https://www.digitalocean.com/community/tutorials/how-to-deploy-python-wsgi-apps-using-gunicorn-http-server-behind-nginx" text:style-name="Internet_20_link" text:visited-style-name="Visited_20_Internet_20_Link">https://www.digitalocean.com/community/tutorials/how-to-deploy-python-wsgi-apps-using-gunicorn-http-server-behind-nginx</text:a></text:p>
      <text:p text:style-name="P2">To not hardcode IP and port within Django app’s home.html</text:p>
      <text:p text:style-name="P3">OK that done:</text:p>
      <text:p text:style-name="P3">nginx:</text:p>
      <text:p text:style-name="P4">upstream grafana {</text:p>
      <text:p text:style-name="P4"><text:s text:c="8"/>server localhost:3000;</text:p>
      <text:p text:style-name="P4"><text:s text:c="4"/>}</text:p>
      <text:p text:style-name="P4"/>
      <text:p text:style-name="P4">server {</text:p>
      <text:p text:style-name="P4"/>
      <text:p text:style-name="P4"><text:s text:c="4"/>listen 80;</text:p>
      <text:p text:style-name="P4"><text:s text:c="4"/>access_log /home/gkempff/Projects/python-solar/logs/nginx-access.log;</text:p>
      <text:p text:style-name="P4"><text:s text:c="4"/>error_log /home/gkempff/Projects/python-solar/logs/nginx-error.log;</text:p>
      <text:p text:style-name="P4"/>
      <text:p text:style-name="P4"><text:s text:c="4"/>location = /favicon.ico { access_log off; log_not_found off; }</text:p>
      <text:p text:style-name="P4"><text:s text:c="4"/>location /static {</text:p>
      <text:p text:style-name="P4"><text:s text:c="8"/>root home/gkempff/Projects/python-solar;</text:p>
      <text:p text:style-name="P4"><text:s text:c="4"/>}</text:p>
      <text:p text:style-name="P4"/>
      <text:p text:style-name="P4"><text:soft-page-break/><text:s text:c="4"/>location / {</text:p>
      <text:p text:style-name="P4"><text:s text:c="8"/>include proxy_params;</text:p>
      <text:p text:style-name="P4"><text:s text:c="8"/>proxy_pass http://unix:/home/gkempff/Projects/python-solar/python-solar.sock;</text:p>
      <text:p text:style-name="P4"><text:s text:c="4"/>}</text:p>
      <text:p text:style-name="P4"/>
      <text:p text:style-name="P4"><text:s text:c="4"/>location /grafana/ {</text:p>
      <text:p text:style-name="P4"><text:s text:c="8"/>proxy_pass http://grafana/;</text:p>
      <text:p text:style-name="P4"><text:s text:c="4"/>}</text:p>
      <text:p text:style-name="P4">}</text:p>
      <text:p text:style-name="P3">Grafana:</text:p>
      <text:p text:style-name="P4">[server]</text:p>
      <text:p text:style-name="P4">root_url = http://localhost:3000/grafana/</text:p>
      <text:p text:style-name="P4">serve_from_sub_path = tr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7:13:48.267319548</meta:creation-date>
    <dc:date>2020-05-06T20:08:04.318108283</dc:date>
    <meta:editing-duration>P1DT3H6M10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3" meta:paragraph-count="30" meta:word-count="80" meta:character-count="938" meta:non-whitespace-character-count="804"/>
  </office:meta>
</office:document-meta>
</file>